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408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144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394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style:font-name="Times New Roman" fo:font-size="66pt" style:font-size-asian="66pt" style:font-size-complex="66pt"/>
    </style:style>
    <style:style style:name="P12" style:family="paragraph">
      <loext:graphic-properties draw:fill="none" draw:fill-color="#ffffff"/>
      <style:paragraph-properties fo:text-align="center"/>
      <style:text-properties style:font-name="Times New Roman" fo:font-size="66pt" style:font-size-asian="66pt" style:font-size-complex="66pt"/>
    </style:style>
    <style:style style:name="T1" style:family="text">
      <style:text-properties style:font-name="Times New Roman1" fo:font-size="54pt" fo:font-weight="bold" style:font-name-asian="Times New Roman1" style:font-size-asian="54pt" style:font-weight-asian="bold" style:font-name-complex="Times New Roman1" style:font-size-complex="54pt" style:font-weight-complex="bold"/>
    </style:style>
    <style:style style:name="T2" style:family="text">
      <style:text-properties style:font-name="Times New Roman1" fo:font-size="48pt" fo:font-weight="bold" style:font-name-asian="Times New Roman1" style:font-size-asian="48pt" style:font-weight-asian="bold" style:font-name-complex="Times New Roman1" style:font-size-complex="48pt" style:font-weight-complex="bold"/>
    </style:style>
    <style:style style:name="T3" style:family="text">
      <style:text-properties style:font-name="Times New Roman" fo:font-size="66pt" style:font-size-asian="66pt" style:font-size-complex="66pt"/>
    </style:style>
    <style:style style:name="T4" style:family="text">
      <style:text-properties style:font-name="Times New Roman1" fo:font-size="66pt" style:font-name-asian="Times New Roman1" style:font-size-asian="66pt" style:font-name-complex="Times New Roman1" style:font-size-complex="66pt"/>
    </style:style>
    <style:style style:name="T5" style:family="text">
      <style:text-properties style:font-name="Times New Roman" fo:font-size="66pt" style:font-name-asian="Times New Roman1" style:font-size-asian="66pt" style:font-name-complex="Times New Roman1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3cm" svg:y="4cm">
          <text:p/>
          <draw:enhanced-geometry draw:mirror-horizontal="false" draw:mirror-vertical="false"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10cm" svg:y="1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1cm" svg:x="5cm" svg:y="18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1cm" svg:y="17cm" draw:kind="cut" draw:start-angle="359.98" draw:end-angle="179.06">
          <text:p/>
        </draw:ellipse>
        <draw:custom-shape draw:style-name="gr6" draw:text-style-name="P2" draw:layer="layout" svg:width="0.298cm" svg:height="1.5cm" draw:transform="skewX (-0.00139626340159546) translate (13.86cm 3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3.998cm" svg:height="0.998cm" draw:transform="rotate (-0.00157079632679504) translate (7.002cm 4.925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2cm" svg:x="-0.956cm" svg:y="11.508cm" draw:kind="cut" draw:start-angle="221.08" draw:end-angle="319.19">
          <text:p/>
        </draw:ellipse>
        <draw:circle draw:style-name="gr8" draw:text-style-name="P4" draw:layer="layout" svg:width="0.25cm" svg:height="0.25cm" draw:transform="rotate (-3.14159265358979) translate (10.5cm 13cm)" draw:kind="cut" draw:start-angle="145.68" draw:end-angle="167.05">
          <text:p/>
        </draw:circle>
        <draw:ellipse draw:style-name="gr5" draw:text-style-name="P3" draw:layer="layout" svg:width="15.887cm" svg:height="2.888cm" svg:x="13.044cm" svg:y="11.512cm" draw:kind="cut" draw:start-angle="221.08" draw:end-angle="319.19">
          <text:p/>
        </draw:ellipse>
        <draw:custom-shape draw:style-name="gr9" draw:text-style-name="P5" draw:layer="layout" svg:width="12cm" svg:height="8.999cm" svg:x="1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2cm" svg:height="9cm" svg:x="15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14cm" svg:y1="4cm" svg:x2="12.6cm" svg:y2="1.2cm">
          <text:p/>
        </draw:line>
        <draw:line draw:style-name="gr10" draw:text-style-name="P6" draw:layer="layout" svg:x1="14cm" svg:y1="4cm" svg:x2="15.4cm" svg:y2="1.2cm">
          <text:p/>
        </draw:line>
        <draw:frame draw:style-name="gr11" draw:text-style-name="P7" draw:layer="layout" svg:width="1.74cm" svg:height="2.36cm" svg:x="13.25cm" svg:y="0.75cm">
          <draw:text-box>
            <text:p><text:span text:style-name="T1">=</text:span></text:p>
          </draw:text-box>
        </draw:frame>
        <draw:frame draw:style-name="gr12" draw:text-style-name="P8" draw:layer="layout" svg:width="1.5cm" svg:height="2.126cm" svg:x="15.25cm" svg:y="2cm">
          <draw:text-box>
            <text:p><text:span text:style-name="T2">&lt;</text:span></text:p>
          </draw:text-box>
        </draw:frame>
        <draw:frame draw:style-name="gr12" draw:text-style-name="P8" draw:layer="layout" svg:width="1.5cm" svg:height="2.126cm" svg:x="11.25cm" svg:y="2cm">
          <draw:text-box>
            <text:p><text:span text:style-name="T2">&gt;</text:span></text:p>
          </draw:text-box>
        </draw:frame>
        <draw:frame draw:style-name="gr13" draw:text-style-name="P10" draw:layer="layout" svg:width="8.75cm" svg:height="2.829cm" svg:x="2.5cm" svg:y="10.9cm">
          <draw:text-box>
            <text:p text:style-name="P9"><text:span text:style-name="T3">(4</text:span><text:span text:style-name="T4">×</text:span><text:span text:style-name="T3">7)</text:span><text:span text:style-name="T4">-</text:span><text:span text:style-name="T5">3</text:span></text:p>
          </draw:text-box>
        </draw:frame>
        <draw:frame draw:style-name="gr14" draw:text-style-name="P12" draw:layer="layout" svg:width="7.5cm" svg:height="2.829cm" svg:x="17.25cm" svg:y="11cm">
          <draw:text-box>
            <text:p text:style-name="P11"><text:span text:style-name="T3">2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3:43:45.009185181</meta:creation-date>
    <dc:date>2022-06-14T12:32:33.050000000</dc:date>
    <meta:editing-duration>PT26M37S</meta:editing-duration>
    <meta:editing-cycles>8</meta:editing-cycles>
    <meta:generator>LibreOffice/7.2.7.2$Windows_X86_64 LibreOffice_project/8d71d29d553c0f7dcbfa38fbfda25ee34cce99a2</meta:generator>
    <meta:document-statistic meta:object-count="19"/>
  </office:meta>
</office:document-meta>
</file>